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10C000000B20BE4BF9F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1.815cm" svg:height="1.207cm" draw:z-index="0"><draw:image xlink:href="Pictures/10000000000010C000000B20BE4BF9FB.jpg" xlink:type="simple" xlink:show="embed" xlink:actuate="onLoad"/></draw:frame></text:p>
      <text:p text:style-name="Standard"><draw:frame draw:style-name="fr1" draw:name="grafika2" text:anchor-type="paragraph" svg:width="3.632cm" svg:height="2.411cm" draw:z-index="1"><draw:image xlink:href="Pictures/10000000000010C000000B20BE4BF9FB.jpg" xlink:type="simple" xlink:show="embed" xlink:actuate="onLoad"/></draw:frame></text:p>
      <text:p text:style-name="Standard"><draw:frame draw:style-name="fr1" draw:name="grafika3" text:anchor-type="paragraph" svg:width="10.892cm" svg:height="7.234cm" draw:z-index="2"><draw:image xlink:href="Pictures/10000000000010C000000B20BE4BF9F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łodzimierz Gajda</meta:initial-creator>
    <meta:creation-date>2010-07-05T10:04:39.49</meta:creation-date>
    <meta:document-statistic meta:table-count="0" meta:image-count="3" meta:object-count="0" meta:page-count="1" meta:paragraph-count="0" meta:word-count="0" meta:character-count="0"/>
    <dc:date>2010-07-05T10:06:32.91</dc:date>
    <dc:creator>Włodzimierz Gajda</dc:creator>
    <meta:editing-duration>PT00H01M53S</meta:editing-duration>
    <meta:editing-cycles>1</meta:editing-cycles>
    <meta:generator>OpenOffice.org/3.2$Win32 OpenOffice.org_project/320m18$Build-9502</meta:generator>
  </office:meta>
</office:document-meta>
</file>